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officeooo:rsid="0018527b" officeooo:paragraph-rsid="0018527b" style:font-size-asian="8pt" style:font-size-complex="8pt"/>
    </style:style>
    <style:style style:name="P2" style:family="paragraph" style:parent-style-name="Standard">
      <style:text-properties style:font-name="Courier" fo:font-size="8pt" officeooo:rsid="0018527b" officeooo:paragraph-rsid="0019caf8" style:font-size-asian="8pt" style:font-size-complex="8pt"/>
    </style:style>
    <style:style style:name="P3" style:family="paragraph" style:parent-style-name="Standard">
      <style:text-properties style:font-name="Courier" fo:font-size="8pt" fo:font-weight="bold" officeooo:rsid="0018527b" officeooo:paragraph-rsid="0018527b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urier" fo:font-size="8pt" fo:font-weight="bold" officeooo:rsid="0019caf8" officeooo:paragraph-rsid="0019caf8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ourier" fo:font-size="8pt" fo:font-weight="normal" officeooo:rsid="0018527b" officeooo:paragraph-rsid="0018527b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Courier" fo:font-size="8pt" fo:font-weight="normal" officeooo:rsid="0018527b" officeooo:paragraph-rsid="0019caf8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Courier" fo:font-size="8pt" fo:font-weight="normal" officeooo:rsid="0019caf8" officeooo:paragraph-rsid="0019caf8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break-before="page"/>
      <style:text-properties style:font-name="Courier" fo:font-size="8pt" fo:font-weight="bold" officeooo:rsid="0018527b" officeooo:paragraph-rsid="0018527b" style:font-size-asian="8pt" style:font-weight-asian="bold" style:font-size-complex="8pt" style:font-weight-complex="bold"/>
    </style:style>
    <style:style style:name="P9" style:family="paragraph" style:parent-style-name="Standard">
      <style:paragraph-properties fo:break-before="page"/>
      <style:text-properties style:font-name="Courier" fo:font-size="8pt" fo:font-weight="bold" officeooo:rsid="0018527b" officeooo:paragraph-rsid="0019caf8" style:font-size-asian="8pt" style:font-weight-asian="bold" style:font-size-complex="8pt" style:font-weight-complex="bold"/>
    </style:style>
    <style:style style:name="P10" style:family="paragraph" style:parent-style-name="Standard">
      <style:paragraph-properties fo:break-before="page"/>
      <style:text-properties style:font-name="Courier" fo:font-size="8pt" fo:font-weight="bold" officeooo:rsid="0019caf8" officeooo:paragraph-rsid="0019caf8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in.py</text:span></text:p>
      <text:p text:style-name="P1"/>
      <text:p text:style-name="P1">import pygame</text:p>
      <text:p text:style-name="P1">import sys</text:p>
      <text:p text:style-name="P1">import spidev</text:p>
      <text:p text:style-name="P1">import time</text:p>
      <text:p text:style-name="P1">import re</text:p>
      <text:p text:style-name="P1">import argparse</text:p>
      <text:p text:style-name="P1">import socket</text:p>
      <text:p text:style-name="P1">from sh import omxplayer, aplay</text:p>
      <text:p text:style-name="P1">import RPi.GPIO as GPIO</text:p>
      <text:p text:style-name="P1"/>
      <text:p text:style-name="P1"># parse arguments</text:p>
      <text:p text:style-name="P1">parser = argparse.ArgumentParser()</text:p>
      <text:p text:style-name="P1">parser.add_argument("name", help="name of the diary")</text:p>
      <text:p text:style-name="P1">parser.add_argument("address", help="ip address of server")</text:p>
      <text:p text:style-name="P1">parser.add_argument("port", help="port of server", type=int)</text:p>
      <text:p text:style-name="P1">args = parser.parse_args()</text:p>
      <text:p text:style-name="P1"/>
      <text:p text:style-name="P1"># media files</text:p>
      <text:p text:style-name="P1">VIDEO_NAME = args.name + ".mp4"</text:p>
      <text:p text:style-name="P1">AUDIO_NAME = args.name + ".wav"</text:p>
      <text:p text:style-name="P1">IMAGE_NAME = args.name + ".jpg"</text:p>
      <text:p text:style-name="P1"/>
      <text:p text:style-name="P1"># server address</text:p>
      <text:p text:style-name="P1">ADDR = args.address</text:p>
      <text:p text:style-name="P1">PORT = args.port</text:p>
      <text:p text:style-name="P1"/>
      <text:p text:style-name="P1"># screen</text:p>
      <text:p text:style-name="P1">IMAGE_WIDTH = 1024</text:p>
      <text:p text:style-name="P1">IMAGE_HEIGHT = 768</text:p>
      <text:p text:style-name="P1"/>
      <text:p text:style-name="P1"># buttons input</text:p>
      <text:p text:style-name="P1">GPIO_SENSORS = [4, 25, 24]</text:p>
      <text:p text:style-name="P1"/>
      <text:p text:style-name="P1"># rear sensor</text:p>
      <text:p text:style-name="P1">R_SENSOR_ID = 1</text:p>
      <text:p text:style-name="P1"># value when near</text:p>
      <text:p text:style-name="P1">#R_SENSOR_MIN = 700</text:p>
      <text:p text:style-name="P1">R_SENSOR_MIN = 24</text:p>
      <text:p text:style-name="P1"># value when far</text:p>
      <text:p text:style-name="P1">#R_SENSOR_MAX = 300</text:p>
      <text:p text:style-name="P1">R_SENSOR_MAX = 36</text:p>
      <text:p text:style-name="P1"/>
      <text:p text:style-name="P1">VIDEO_STARTED = False</text:p>
      <text:p text:style-name="P1">VIDEO_PAUSED = False</text:p>
      <text:p text:style-name="P1"/>
      <text:p text:style-name="P1"># number of samples for filtering</text:p>
      <text:p text:style-name="P1">NUM_CAMP = 5</text:p>
      <text:p text:style-name="P1"/>
      <text:p text:style-name="P1">omx_stdin = None</text:p>
      <text:p text:style-name="P1">omx_process = None</text:p>
      <text:p text:style-name="P1">tot_sec = None</text:p>
      <text:p text:style-name="P1"/>
      <text:p text:style-name="P1"># print splash screen</text:p>
      <text:p text:style-name="P1">def print_intro(name):</text:p>
      <text:p text:style-name="P1"><text:s text:c="2"/>print(""" <text:s text:c="7"/>__...--~~~~~-._ <text:s text:c="2"/>_.-~~~~~--...__</text:p>
      <text:p text:style-name="P1"><text:s text:c="6"/>// <text:s text:c="14"/>`V' <text:s text:c="14"/>\\\ </text:p>
      <text:p text:style-name="P1"><text:s text:c="5"/>// <text:s text:c="16"/>| <text:s text:c="16"/>\\\ </text:p>
      <text:p text:style-name="P1"><text:s text:c="4"/>//__...--~~~~~~-._ <text:s/>| <text:s/>_.-~~~~~~--...__\\\ </text:p>
      <text:p text:style-name="P1"><text:s text:c="3"/>//__.....----~~~~._\ | /_.~~~~----.....__\\\ </text:p>
      <text:p text:style-name="P1"><text:s text:c="2"/>====================\\\|//====================</text:p>
      <text:p text:style-name="P1"><text:s text:c="22"/>`---`""")</text:p>
      <text:p text:style-name="P1"><text:s text:c="2"/>print("\t[[[[ Diario: " + name.upper() + " ]]]]\n")</text:p>
      <text:p text:style-name="P1"/>
      <text:p text:style-name="P1"/>
      <text:p text:style-name="P1">def sendUDP(value):</text:p>
      <text:p text:style-name="P1"><text:s text:c="2"/>sock = socket.socket(socket.AF_INET, socket.SOCK_DGRAM)</text:p>
      <text:p text:style-name="P1"># <text:s/>print('sendUDP ', value)</text:p>
      <text:p text:style-name="P1"><text:s text:c="2"/>sock.sendto(value, (ADDR, PORT))</text:p>
      <text:p text:style-name="P1"/>
      <text:p text:style-name="P1">def setup_buttons():</text:p>
      <text:p text:style-name="P1"><text:s text:c="2"/>GPIO.setmode(GPIO.BCM)</text:p>
      <text:p text:style-name="P1"><text:s text:c="2"/>[GPIO.setup(x, GPIO.IN) for x in GPIO_SENSORS]</text:p>
      <text:p text:style-name="P1"/>
      <text:p text:style-name="P1">def read_buttons(): # get index of button pressed</text:p>
      <text:p text:style-name="P1"><text:s text:c="2"/>button = [x for x in GPIO_SENSORS if not(GPIO.input(x))]</text:p>
      <text:p text:style-name="P1"><text:s text:c="2"/>return 0 if not button else GPIO_SENSORS.index(button[0])+1</text:p>
      <text:p text:style-name="P1"><text:soft-page-break/></text:p>
      <text:p text:style-name="P1"># read SPI data from MCP3008 chip, 8 possible adc's (0 thru 7)</text:p>
      <text:p text:style-name="P1">def readadc(adcnum):</text:p>
      <text:p text:style-name="P1"><text:s text:c="2"/>if ((adcnum &gt; 7) or (adcnum &lt; 0)):</text:p>
      <text:p text:style-name="P1"><text:s text:c="4"/>return -1</text:p>
      <text:p text:style-name="P1"><text:s text:c="2"/>r = spi.xfer2([1,(8+adcnum)&lt;&lt;4,0])</text:p>
      <text:p text:style-name="P1"><text:s text:c="2"/>adcout = ((r[1]&amp;3) &lt;&lt; 8) + r[2]</text:p>
      <text:p text:style-name="P1"><text:s text:c="2"/>return adcout</text:p>
      <text:p text:style-name="P1"/>
      <text:p text:style-name="P1"># interact with omxplayer STDIN and STDOUT </text:p>
      <text:p text:style-name="P1">def interact(line, stdin, process):</text:p>
      <text:p text:style-name="P1"><text:s text:c="2"/>global tot_sec</text:p>
      <text:p text:style-name="P1"><text:s text:c="2"/>global VIDEO_PAUSED</text:p>
      <text:p text:style-name="P1"><text:s text:c="2"/>global omx_stdin</text:p>
      <text:p text:style-name="P1"><text:s text:c="2"/>global omx_process</text:p>
      <text:p text:style-name="P1"/>
      <text:p text:style-name="P1"><text:s text:c="2"/>omx_stdin = stdin</text:p>
      <text:p text:style-name="P1"><text:s text:c="2"/>omx_process = process</text:p>
      <text:p text:style-name="P1"/>
      <text:p text:style-name="P1"><text:s text:c="2"/># video regexp</text:p>
      <text:p text:style-name="P1"><text:s text:c="2"/>video_curr_rexp = re.compile(r'V :\s*([\d.]+).*')</text:p>
      <text:p text:style-name="P1"><text:s text:c="2"/>video_total_rexp = re.compile(r'Length : *([\d.]+)*')</text:p>
      <text:p text:style-name="P1"/>
      <text:p text:style-name="P1"><text:s text:c="2"/># get current video time</text:p>
      <text:p text:style-name="P1"><text:s text:c="2"/>curr = video_curr_rexp.search(line)</text:p>
      <text:p text:style-name="P1"/>
      <text:p text:style-name="P1"><text:s text:c="2"/>if curr and tot_sec:</text:p>
      <text:p text:style-name="P1"><text:s text:c="4"/>pts = curr.group(1)</text:p>
      <text:p text:style-name="P1"><text:s text:c="4"/>sec = int(pts.split(".")[0]) / 1000000</text:p>
      <text:p text:style-name="P1"><text:s text:c="4"/>print(sec, tot_sec)</text:p>
      <text:p text:style-name="P1"><text:s text:c="4"/># stop video to last seconds</text:p>
      <text:p text:style-name="P1"><text:s text:c="4"/>if tot_sec == sec and VIDEO_PAUSED == False:</text:p>
      <text:p text:style-name="P1"><text:s text:c="6"/>VIDEO_PAUSED = True</text:p>
      <text:p text:style-name="P1"><text:s text:c="6"/>stdin.put('p')</text:p>
      <text:p text:style-name="P1"><text:s text:c="6"/>print("---- PAUSE ----")</text:p>
      <text:p text:style-name="P1"/>
      <text:p text:style-name="P1"><text:s text:c="2"/>else:</text:p>
      <text:p text:style-name="P1"><text:s text:c="4"/>len = video_total_rexp.search(line)</text:p>
      <text:p text:style-name="P1"/>
      <text:p text:style-name="P1"><text:s text:c="4"/>if len:</text:p>
      <text:p text:style-name="P1"><text:s text:c="6"/>tot_pts = len.group(1)</text:p>
      <text:p text:style-name="P1"><text:s text:c="6"/>tot_sec = (int(tot_pts) / 1000) - 11</text:p>
      <text:p text:style-name="P1"><text:s text:c="6"/>#print(tot_sec)</text:p>
      <text:p text:style-name="P1"><text:s text:c="6"/># stops 2 seconds before end</text:p>
      <text:p text:style-name="P1"/>
      <text:p text:style-name="P1">print_intro(args.name)</text:p>
      <text:p text:style-name="P1"/>
      <text:p text:style-name="P1"># open communication with distance sensor</text:p>
      <text:p text:style-name="P1">spi = spidev.SpiDev()</text:p>
      <text:p text:style-name="P1">spi.open(0,0)</text:p>
      <text:p text:style-name="P1"/>
      <text:p text:style-name="P1">setup_buttons()</text:p>
      <text:p text:style-name="P1"/>
      <text:p text:style-name="P1">pygame.init()</text:p>
      <text:p text:style-name="P1">pygame.mouse.set_visible(False)</text:p>
      <text:p text:style-name="P1"/>
      <text:p text:style-name="P1"># init rendering screen</text:p>
      <text:p text:style-name="P1">displaymode = (IMAGE_WIDTH , IMAGE_HEIGHT)</text:p>
      <text:p text:style-name="P1">screen = pygame.display.set_mode(displaymode)</text:p>
      <text:p text:style-name="P1"/>
      <text:p text:style-name="P1"># load cover image</text:p>
      <text:p text:style-name="P1">cover = pygame.image.load(IMAGE_NAME).convert()</text:p>
      <text:p text:style-name="P1"/>
      <text:p text:style-name="P1"># set cover position</text:p>
      <text:p text:style-name="P1">position = pygame.Rect((0, -IMAGE_HEIGHT, IMAGE_WIDTH, IMAGE_HEIGHT))</text:p>
      <text:p text:style-name="P1">screen.blit(cover, position)</text:p>
      <text:p text:style-name="P1"/>
      <text:p text:style-name="P1">i = 0</text:p>
      <text:p text:style-name="P1">r_acc = 0</text:p>
      <text:p text:style-name="P1"/>
      <text:p text:style-name="P1">while True: <text:s/></text:p>
      <text:p text:style-name="P1"><text:s text:c="2"/>try:</text:p>
      <text:p text:style-name="P1"><text:s text:c="4"/># read rear sensor value</text:p>
      <text:p text:style-name="P1"><text:s text:c="4"/># r_sensor_value = readadc(R_SENSOR_ID)</text:p>
      <text:p text:style-name="P1"><text:s text:c="4"/>r_val = readadc(R_SENSOR_ID)</text:p>
      <text:p text:style-name="P1"><text:s text:c="4"/>r_sensor_value = 4800.0/(r_val - 18)</text:p>
      <text:p text:style-name="P1"/>
      <text:p text:style-name="P1"/>
      <text:p text:style-name="P1"><text:soft-page-break/><text:s text:c="4"/>if i == NUM_CAMP:</text:p>
      <text:p text:style-name="P1"/>
      <text:p text:style-name="P1"><text:s text:c="6"/>if VIDEO_STARTED == True and omx_stdin:</text:p>
      <text:p text:style-name="P1"><text:s text:c="8"/>chapter = read_buttons()</text:p>
      <text:p text:style-name="P1"><text:s text:c="6"/></text:p>
      <text:p text:style-name="P1"><text:s text:c="8"/>if chapter &gt; 0: <text:s text:c="5"/></text:p>
      <text:p text:style-name="P1"><text:s text:c="10"/>if VIDEO_PAUSED == True:</text:p>
      <text:p text:style-name="P1"><text:s text:c="12"/>omx_stdin.put('p')</text:p>
      <text:p text:style-name="P1"><text:s text:c="12"/>print("--- PLAY ---")</text:p>
      <text:p text:style-name="P1"><text:s text:c="12"/>time.sleep(.3)</text:p>
      <text:p text:style-name="P1"/>
      <text:p text:style-name="P1"><text:s text:c="10"/>run_audio.kill()</text:p>
      <text:p text:style-name="P1"><text:s text:c="10"/>omx_stdin.put("\027[B")</text:p>
      <text:p text:style-name="P1"><text:s text:c="10"/>print('Rewind')</text:p>
      <text:p text:style-name="P1"><text:s text:c="10"/>time.sleep(1)</text:p>
      <text:p text:style-name="P1"><text:s text:c="8"/></text:p>
      <text:p text:style-name="P1"><text:s text:c="10"/>if chapter &gt; 1:</text:p>
      <text:p text:style-name="P1"><text:s text:c="12"/>print('sendOMX ' + repr(chapter))</text:p>
      <text:p text:style-name="P1"><text:s text:c="12"/>omx_stdin.put(repr(chapter))</text:p>
      <text:p text:style-name="P1"><text:s text:c="10"/>else:</text:p>
      <text:p text:style-name="P1"><text:s text:c="12"/>run_audio = aplay(AUDIO_NAME, _bg=True)</text:p>
      <text:p text:style-name="P1"/>
      <text:p text:style-name="P1"><text:s text:c="10"/>VIDEO_PAUSED = False</text:p>
      <text:p text:style-name="P1"/>
      <text:p text:style-name="P1"/>
      <text:p text:style-name="P1"><text:s text:c="6"/>r_sensor_value = r_acc / NUM_CAMP</text:p>
      <text:p text:style-name="P1"/>
      <text:p text:style-name="P1"><text:s text:c="6"/>i = 0</text:p>
      <text:p text:style-name="P1"><text:s text:c="6"/>r_acc = 0</text:p>
      <text:p text:style-name="P1"/>
      <text:p text:style-name="P1"><text:s text:c="6"/>#print('R: ', r_sensor_value)</text:p>
      <text:p text:style-name="P1"/>
      <text:p text:style-name="P1"><text:s text:c="6"/>if r_sensor_value &gt;= R_SENSOR_MAX:</text:p>
      <text:p text:style-name="P1"/>
      <text:p text:style-name="P1"><text:s text:c="8"/>if VIDEO_STARTED == False:</text:p>
      <text:p text:style-name="P1"><text:s text:c="10"/>print("Starting video...")</text:p>
      <text:p text:style-name="P1"><text:s text:c="10"/>sendUDP('1') # open</text:p>
      <text:p text:style-name="P1"><text:s text:c="10"/>VIDEO_STARTED = True</text:p>
      <text:p text:style-name="P1"><text:s text:c="10"/>VIDEO_PAUSED = False</text:p>
      <text:p text:style-name="P1"><text:s text:c="10"/>run = omxplayer('-s', VIDEO_NAME, _bg=True, _out=interact, _out_bufsize=250)</text:p>
      <text:p text:style-name="P1"><text:s text:c="10"/>time.sleep(1)</text:p>
      <text:p text:style-name="P1"><text:s text:c="10"/>run_audio = aplay(AUDIO_NAME, _bg=True)</text:p>
      <text:p text:style-name="P1"><text:s text:c="10"/>screen.fill((0,0,0))</text:p>
      <text:p text:style-name="P1"><text:s text:c="10"/>pygame.display.update()</text:p>
      <text:p text:style-name="P1"><text:s text:c="10"/>R_SENSOR_MAX = R_SENSOR_MAX - 3 </text:p>
      <text:p text:style-name="P1"><text:s text:c="6"/></text:p>
      <text:p text:style-name="P1"><text:s text:c="6"/>elif r_sensor_value &lt;= R_SENSOR_MIN:</text:p>
      <text:p text:style-name="P1"><text:s text:c="8"/>sendUDP('0') # closed</text:p>
      <text:p text:style-name="P1"/>
      <text:p text:style-name="P1"><text:s text:c="6"/>else:</text:p>
      <text:p text:style-name="P1"><text:s text:c="8"/>sendUDP('2') # motion</text:p>
      <text:p text:style-name="P1"/>
      <text:p text:style-name="P1"><text:s text:c="8"/>if VIDEO_STARTED == True:</text:p>
      <text:p text:style-name="P1"><text:s text:c="10"/>VIDEO_STARTED = False</text:p>
      <text:p text:style-name="P1"><text:s text:c="10"/>R_SENSOR_MAX = R_SENSOR_MAX + 3</text:p>
      <text:p text:style-name="P1"><text:s text:c="10"/>print("Stopping video...")</text:p>
      <text:p text:style-name="P1"><text:s text:c="10"/>omx_stdin = None</text:p>
      <text:p text:style-name="P1"><text:s text:c="10"/>omx_process.kill()</text:p>
      <text:p text:style-name="P1"><text:s text:c="10"/>omx_process.wait()</text:p>
      <text:p text:style-name="P1"><text:s text:c="10"/>run_audio.kill()</text:p>
      <text:p text:style-name="P1"/>
      <text:p text:style-name="P1"><text:s text:c="8"/>else:</text:p>
      <text:p text:style-name="P1"><text:s text:c="10"/># redraw background</text:p>
      <text:p text:style-name="P1"><text:s text:c="10"/>screen.fill((0,0,0))</text:p>
      <text:p text:style-name="P1"><text:s text:c="10"/>new_value = ((R_SENSOR_MAX - r_sensor_value) * (-IMAGE_HEIGHT))/(R_SENSOR_MAX-R_SENSOR_MIN)</text:p>
      <text:p text:style-name="P1"><text:s text:c="10"/>cover_position = pygame.Rect(0, new_value, IMAGE_WIDTH, IMAGE_HEIGHT)</text:p>
      <text:p text:style-name="P1"><text:s text:c="10"/>screen.blit(cover, cover_position)</text:p>
      <text:p text:style-name="P1"><text:s text:c="10"/>pygame.display.update()</text:p>
      <text:p text:style-name="P1"/>
      <text:p text:style-name="P1"><text:s text:c="4"/>else:</text:p>
      <text:p text:style-name="P1"><text:s text:c="6"/>i += 1</text:p>
      <text:p text:style-name="P1"><text:s text:c="6"/>r_acc += r_sensor_value</text:p>
      <text:p text:style-name="P1"/>
      <text:p text:style-name="P1"><text:s text:c="4"/>pygame.time.delay(100/NUM_CAMP)</text:p>
      <text:p text:style-name="P1"/>
      <text:p text:style-name="P1"><text:s text:c="2"/>except KeyboardInterrupt:</text:p>
      <text:p text:style-name="P1"/>
      <text:p text:style-name="P1"><text:soft-page-break/><text:s text:c="4"/>if VIDEO_STARTED == True:</text:p>
      <text:p text:style-name="P1"><text:s text:c="6"/>omx_process.kill()</text:p>
      <text:p text:style-name="P1"><text:s text:c="6"/>omx_process.wait()</text:p>
      <text:p text:style-name="P1"><text:s text:c="6"/>run_audio.kill()</text:p>
      <text:p text:style-name="P1"><text:s text:c="4"/>pygame.quit()</text:p>
      <text:p text:style-name="P1"><text:s text:c="4"/>GPIO.cleanup()</text:p>
      <text:p text:style-name="P1"><text:s text:c="4"/>#time.sleep(1)</text:p>
      <text:p text:style-name="P1"><text:s text:c="4"/>sys.exit()</text:p>
      <text:p text:style-name="P1"/>
      <text:p text:style-name="P8">main_audio.py</text:p>
      <text:p text:style-name="P3"/>
      <text:p text:style-name="P5">import sys</text:p>
      <text:p text:style-name="P5">import time</text:p>
      <text:p text:style-name="P5">import spidev</text:p>
      <text:p text:style-name="P5">import argparse</text:p>
      <text:p text:style-name="P5">import socket</text:p>
      <text:p text:style-name="P5">from sh import aplay</text:p>
      <text:p text:style-name="P5"/>
      <text:p text:style-name="P5"># parse arguments</text:p>
      <text:p text:style-name="P5">parser = argparse.ArgumentParser()</text:p>
      <text:p text:style-name="P5">parser.add_argument("name", help="name of the diary")</text:p>
      <text:p text:style-name="P5">parser.add_argument("address", help="ip address of server")</text:p>
      <text:p text:style-name="P5">parser.add_argument("port", help="port of server", type=int)</text:p>
      <text:p text:style-name="P5">args = parser.parse_args()</text:p>
      <text:p text:style-name="P5"/>
      <text:p text:style-name="P5">AUDIO_NAME = args.name + ".wav"</text:p>
      <text:p text:style-name="P5"/>
      <text:p text:style-name="P5">ADDR = args.address</text:p>
      <text:p text:style-name="P5">PORT = args.port</text:p>
      <text:p text:style-name="P5"/>
      <text:p text:style-name="P5"># rear sensor</text:p>
      <text:p text:style-name="P5">R_SENSOR_ID = 1</text:p>
      <text:p text:style-name="P5"># value when near</text:p>
      <text:p text:style-name="P5">R_SENSOR_MIN = 7</text:p>
      <text:p text:style-name="P5"># value when far</text:p>
      <text:p text:style-name="P5">R_SENSOR_MAX = 28</text:p>
      <text:p text:style-name="P5"/>
      <text:p text:style-name="P5">AUDIO_STARTED = False</text:p>
      <text:p text:style-name="P5"/>
      <text:p text:style-name="P5">NUM_CAMP = 5</text:p>
      <text:p text:style-name="P5"/>
      <text:p text:style-name="P5"># read SPI data from MCP3008 chip, 8 possible adc's (0 thru 7)</text:p>
      <text:p text:style-name="P5">def readadc(adcnum):</text:p>
      <text:p text:style-name="P5"><text:s text:c="2"/>if ((adcnum &gt; 7) or (adcnum &lt; 0)):</text:p>
      <text:p text:style-name="P5"><text:s text:c="4"/>return -1</text:p>
      <text:p text:style-name="P5"><text:s text:c="2"/>r = spi.xfer2([1,(8+adcnum)&lt;&lt;4,0])</text:p>
      <text:p text:style-name="P5"><text:s text:c="2"/>adcout = ((r[1]&amp;3) &lt;&lt; 8) + r[2]</text:p>
      <text:p text:style-name="P5"><text:s text:c="2"/>val = (int)(4800/(adcout - 20))</text:p>
      <text:p text:style-name="P5"><text:s text:c="2"/>return val</text:p>
      <text:p text:style-name="P5"/>
      <text:p text:style-name="P5">def sendUDP(value):</text:p>
      <text:p text:style-name="P5"><text:s text:c="2"/>sock = socket.socket(socket.AF_INET, socket.SOCK_DGRAM)</text:p>
      <text:p text:style-name="P5"><text:s text:c="2"/>#print('sendUDP ', value)</text:p>
      <text:p text:style-name="P5"><text:s text:c="2"/>sock.sendto(value, (ADDR, PORT))</text:p>
      <text:p text:style-name="P5"/>
      <text:p text:style-name="P5"># open communication with distance sensor</text:p>
      <text:p text:style-name="P5">spi = spidev.SpiDev()</text:p>
      <text:p text:style-name="P5">spi.open(0,0)</text:p>
      <text:p text:style-name="P5"/>
      <text:p text:style-name="P5"># open communication with distance sensor</text:p>
      <text:p text:style-name="P5">spi = spidev.SpiDev()</text:p>
      <text:p text:style-name="P5">spi.open(0,0)</text:p>
      <text:p text:style-name="P5"/>
      <text:p text:style-name="P5">i = 0</text:p>
      <text:p text:style-name="P5">r_acc = 0</text:p>
      <text:p text:style-name="P5"/>
      <text:p text:style-name="P5">while True: <text:s/></text:p>
      <text:p text:style-name="P5"><text:s text:c="2"/>try:</text:p>
      <text:p text:style-name="P5"/>
      <text:p text:style-name="P5"><text:s text:c="4"/>r_sensor_value = readadc(R_SENSOR_ID)</text:p>
      <text:p text:style-name="P5"/>
      <text:p text:style-name="P5"><text:s text:c="4"/>if i == NUM_CAMP:</text:p>
      <text:p text:style-name="P5"/>
      <text:p text:style-name="P5"><text:s text:c="6"/>r_sensor_value = r_acc / NUM_CAMP</text:p>
      <text:p text:style-name="P5"/>
      <text:p text:style-name="P5"><text:s text:c="6"/>i = 0</text:p>
      <text:p text:style-name="P5"><text:s text:c="6"/>r_acc = 0</text:p>
      <text:p text:style-name="P5"/>
      <text:p text:style-name="P5"><text:s text:c="6"/>if r_sensor_value &gt;= R_SENSOR_MAX:</text:p>
      <text:p text:style-name="P5"><text:s text:c="8"/>if AUDIO_STARTED == False:</text:p>
      <text:p text:style-name="P5"><text:s text:c="10"/>print("Starting audio...")</text:p>
      <text:p text:style-name="P5"><text:s text:c="10"/>print("read ", r_sensor_value)</text:p>
      <text:p text:style-name="P5"><text:s text:c="10"/>sendUDP('1') # open</text:p>
      <text:p text:style-name="P5"><text:s text:c="10"/>AUDIO_STARTED = True</text:p>
      <text:p text:style-name="P5"><text:s text:c="10"/>run_audio = aplay(AUDIO_NAME, _bg=True)</text:p>
      <text:p text:style-name="P5"><text:s text:c="10"/>R_SENSOR_MAX = R_SENSOR_MAX - 4</text:p>
      <text:p text:style-name="P5"/>
      <text:p text:style-name="P5"><text:soft-page-break/><text:s text:c="6"/>elif r_sensor_value &lt;= R_SENSOR_MIN:</text:p>
      <text:p text:style-name="P5"><text:s text:c="8"/>sendUDP('0') # closed</text:p>
      <text:p text:style-name="P5"/>
      <text:p text:style-name="P5"><text:s text:c="6"/>else:</text:p>
      <text:p text:style-name="P5"><text:s text:c="8"/>sendUDP('2') # motion</text:p>
      <text:p text:style-name="P5"><text:s text:c="3"/></text:p>
      <text:p text:style-name="P5"><text:s text:c="8"/>if AUDIO_STARTED == True:</text:p>
      <text:p text:style-name="P5"><text:s text:c="10"/>AUDIO_STARTED = False</text:p>
      <text:p text:style-name="P5"><text:s text:c="10"/>R_SENSOR_MAX = R_SENSOR_MAX + 4 </text:p>
      <text:p text:style-name="P5"><text:s text:c="10"/>print("Stopping audio...")</text:p>
      <text:p text:style-name="P5"><text:s text:c="10"/>print("read ", r_sensor_value)<text:tab/></text:p>
      <text:p text:style-name="P5"><text:s text:c="10"/>run_audio.kill()</text:p>
      <text:p text:style-name="P5"/>
      <text:p text:style-name="P5"><text:s text:c="4"/>else:</text:p>
      <text:p text:style-name="P5"><text:s text:c="6"/>i += 1</text:p>
      <text:p text:style-name="P5"><text:s text:c="6"/>r_acc += r_sensor_value</text:p>
      <text:p text:style-name="P5"/>
      <text:p text:style-name="P5"/>
      <text:p text:style-name="P5"><text:s text:c="4"/>time.sleep(.1)</text:p>
      <text:p text:style-name="P5"/>
      <text:p text:style-name="P5"><text:s text:c="2"/>except KeyboardInterrupt:</text:p>
      <text:p text:style-name="P5"/>
      <text:p text:style-name="P5"><text:s text:c="4"/>if AUDIO_STARTED == True:</text:p>
      <text:p text:style-name="P5"><text:s text:c="6"/>run_audio.kill()</text:p>
      <text:p text:style-name="P5"><text:s text:c="4"/>sys.exit()</text:p>
      <text:p text:style-name="P8">Raspi – main_video.py</text:p>
      <text:p text:style-name="P3"/>
      <text:p text:style-name="P5">import sys</text:p>
      <text:p text:style-name="P5">import time</text:p>
      <text:p text:style-name="P5">import re</text:p>
      <text:p text:style-name="P5">import argparse</text:p>
      <text:p text:style-name="P5">import socket</text:p>
      <text:p text:style-name="P5">import pygame</text:p>
      <text:p text:style-name="P5">from sh import omxplayer, aplay</text:p>
      <text:p text:style-name="P5">import RPi.GPIO as GPIO</text:p>
      <text:p text:style-name="P5"/>
      <text:p text:style-name="P5"># parse arguments</text:p>
      <text:p text:style-name="P5">parser = argparse.ArgumentParser()</text:p>
      <text:p text:style-name="P5">parser.add_argument("name", help="name of the diary")</text:p>
      <text:p text:style-name="P5">parser.add_argument("address", help="ip address of server")</text:p>
      <text:p text:style-name="P5">parser.add_argument("port", help="port of server", type=int)</text:p>
      <text:p text:style-name="P5">args = parser.parse_args()</text:p>
      <text:p text:style-name="P5"/>
      <text:p text:style-name="P5">VIDEO_NAME = args.name + ".mp4"</text:p>
      <text:p text:style-name="P5">AUDIO_NAME = args.name + ".wav"</text:p>
      <text:p text:style-name="P5">IMAGE_NAME = args.name + ".jpg"</text:p>
      <text:p text:style-name="P5"/>
      <text:p text:style-name="P5">IMAGE_WIDTH = 1600</text:p>
      <text:p text:style-name="P5">IMAGE_HEIGHT = 900</text:p>
      <text:p text:style-name="P5"/>
      <text:p text:style-name="P5">VIDEO_CURR_REXP = re.compile(r'V :\s*([\d.]+).*')</text:p>
      <text:p text:style-name="P5">VIDEO_TOTAL_REXP = re.compile(r'Length : *([\d.]+)*')</text:p>
      <text:p text:style-name="P5"/>
      <text:p text:style-name="P5">ADDR = args.address</text:p>
      <text:p text:style-name="P5">PORT = args.port</text:p>
      <text:p text:style-name="P5"/>
      <text:p text:style-name="P5">GPIO_SENSORS = [4, 25, 24]</text:p>
      <text:p text:style-name="P5"/>
      <text:p text:style-name="P5">GPIO_PIN = 23</text:p>
      <text:p text:style-name="P5"/>
      <text:p text:style-name="P5">VIDEO_STARTED = False</text:p>
      <text:p text:style-name="P5">VIDEO_PAUSED = False</text:p>
      <text:p text:style-name="P5"/>
      <text:p text:style-name="P5">omx_stdin = None</text:p>
      <text:p text:style-name="P5">omx_process = None</text:p>
      <text:p text:style-name="P5">tot_sec = None</text:p>
      <text:p text:style-name="P5"># print splash screen</text:p>
      <text:p text:style-name="P5">def print_intro(name):</text:p>
      <text:p text:style-name="P5"><text:s text:c="2"/>print(""" <text:s text:c="7"/>__...--~~~~~-._ <text:s text:c="2"/>_.-~~~~~--...__</text:p>
      <text:p text:style-name="P5"><text:s text:c="6"/>// <text:s text:c="14"/>`V' <text:s text:c="14"/>\\\ </text:p>
      <text:p text:style-name="P5"><text:s text:c="5"/>// <text:s text:c="16"/>| <text:s text:c="16"/>\\\ </text:p>
      <text:p text:style-name="P5"><text:s text:c="4"/>//__...--~~~~~~-._ <text:s/>| <text:s/>_.-~~~~~~--...__\\\ </text:p>
      <text:p text:style-name="P5"><text:s text:c="3"/>//__.....----~~~~._\ | /_.~~~~----.....__\\\ </text:p>
      <text:p text:style-name="P5"><text:s text:c="2"/>====================\\\|//====================</text:p>
      <text:p text:style-name="P5"><text:s text:c="22"/>`---`""")</text:p>
      <text:p text:style-name="P5"><text:s text:c="2"/>print("\t[[[[ Diario: " + name.upper() + " ]]]]\n")</text:p>
      <text:p text:style-name="P5"/>
      <text:p text:style-name="P5"># send data to server over UDP protocol</text:p>
      <text:p text:style-name="P5">def sendUDP(value):</text:p>
      <text:p text:style-name="P5"><text:s text:c="2"/>sock = socket.socket(socket.AF_INET, socket.SOCK_DGRAM)</text:p>
      <text:p text:style-name="P5"><text:s text:c="2"/>#print('sendUDP ', value)</text:p>
      <text:p text:style-name="P5"><text:s text:c="2"/>sock.sendto(value, (ADDR, PORT))</text:p>
      <text:p text:style-name="P5"/>
      <text:p text:style-name="P5">def setup_buttons():</text:p>
      <text:p text:style-name="P5"><text:s text:c="2"/>GPIO.setmode(GPIO.BCM)</text:p>
      <text:p text:style-name="P5"><text:s text:c="2"/>[GPIO.setup(x, GPIO.IN) for x in GPIO_SENSORS]</text:p>
      <text:p text:style-name="P5"><text:s text:c="2"/>GPIO.setup(GPIO_PIN,GPIO.IN)</text:p>
      <text:p text:style-name="P5"/>
      <text:p text:style-name="P5">def read_buttons(): # get index of button pressed</text:p>
      <text:p text:style-name="P5"><text:s text:c="2"/>button = [x for x in GPIO_SENSORS if not(GPIO.input(x))]</text:p>
      <text:p text:style-name="P5"><text:s text:c="2"/>return 0 if not button else GPIO_SENSORS.index(button[0])+1</text:p>
      <text:p text:style-name="P5"/>
      <text:p text:style-name="P5"># interact with omxplayer STDIN and STDOUT </text:p>
      <text:p text:style-name="P5">def interact(line, stdin, process):</text:p>
      <text:p text:style-name="P5"><text:s text:c="2"/>global tot_sec</text:p>
      <text:p text:style-name="P5"><text:s text:c="2"/>global VIDEO_PAUSED</text:p>
      <text:p text:style-name="P5"><text:s text:c="2"/>global omx_stdin</text:p>
      <text:p text:style-name="P5"><text:s text:c="2"/>global omx_process</text:p>
      <text:p text:style-name="P5"/>
      <text:p text:style-name="P5"><text:s text:c="2"/>omx_stdin = stdin</text:p>
      <text:p text:style-name="P5"><text:s text:c="2"/>omx_process = process</text:p>
      <text:p text:style-name="P5"/>
      <text:p text:style-name="P5"><text:s text:c="2"/># get current video time</text:p>
      <text:p text:style-name="P5"><text:soft-page-break/><text:s text:c="2"/>curr = VIDEO_CURR_REXP.search(line)</text:p>
      <text:p text:style-name="P5"/>
      <text:p text:style-name="P5"><text:s text:c="2"/>if curr and tot_sec:</text:p>
      <text:p text:style-name="P5"><text:s text:c="4"/>pts = curr.group(1)</text:p>
      <text:p text:style-name="P5"><text:s text:c="4"/>sec = int(pts.split(".")[0]) / 1000000</text:p>
      <text:p text:style-name="P5"/>
      <text:p text:style-name="P5"><text:s text:c="4"/># stop video to last seconds</text:p>
      <text:p text:style-name="P5"><text:s text:c="4"/>if tot_sec == sec and VIDEO_PAUSED == False:</text:p>
      <text:p text:style-name="P5"><text:s text:c="6"/>VIDEO_PAUSED = True</text:p>
      <text:p text:style-name="P5"><text:s text:c="6"/>stdin.put('p')</text:p>
      <text:p text:style-name="P5"><text:s text:c="6"/>print("---- PAUSE ----")</text:p>
      <text:p text:style-name="P5"/>
      <text:p text:style-name="P5"><text:s text:c="2"/>else:</text:p>
      <text:p text:style-name="P5"><text:s text:c="4"/>len = VIDEO_TOTAL_REXP.search(line)</text:p>
      <text:p text:style-name="P5"/>
      <text:p text:style-name="P5"><text:s text:c="4"/>if len:</text:p>
      <text:p text:style-name="P5"><text:s text:c="6"/>tot_pts = len.group(1)</text:p>
      <text:p text:style-name="P5"><text:s text:c="6"/>tot_sec = (int(tot_pts) / 1000) - 13</text:p>
      <text:p text:style-name="P5"><text:s text:c="6"/># set tot_len to 2 sec before end because of omxplayer buffer</text:p>
      <text:p text:style-name="P5"/>
      <text:p text:style-name="P5">print_intro(args.name)</text:p>
      <text:p text:style-name="P5"/>
      <text:p text:style-name="P5">setup_buttons()</text:p>
      <text:p text:style-name="P5"/>
      <text:p text:style-name="P5">pygame.init()</text:p>
      <text:p text:style-name="P5">pygame.mouse.set_visible(False)</text:p>
      <text:p text:style-name="P5"/>
      <text:p text:style-name="P5"># init rendering screen</text:p>
      <text:p text:style-name="P5">displaymode = (IMAGE_WIDTH , IMAGE_HEIGHT)</text:p>
      <text:p text:style-name="P5">screen = pygame.display.set_mode(displaymode)</text:p>
      <text:p text:style-name="P5"/>
      <text:p text:style-name="P5"># load cover image</text:p>
      <text:p text:style-name="P5">cover = pygame.image.load(IMAGE_NAME).convert()</text:p>
      <text:p text:style-name="P5"/>
      <text:p text:style-name="P5"># set cover position</text:p>
      <text:p text:style-name="P5">position = pygame.Rect((0, 0, IMAGE_WIDTH, IMAGE_HEIGHT))</text:p>
      <text:p text:style-name="P5">screen.blit(cover, position)</text:p>
      <text:p text:style-name="P5"/>
      <text:p text:style-name="P5">pygame.display.update()</text:p>
      <text:p text:style-name="P5"/>
      <text:p text:style-name="P5">while True: <text:s/></text:p>
      <text:p text:style-name="P5"><text:s text:c="2"/>try:</text:p>
      <text:p text:style-name="P5"/>
      <text:p text:style-name="P5"><text:s text:c="4"/>if VIDEO_STARTED == False:</text:p>
      <text:p text:style-name="P5"><text:s text:c="6"/>if (not(GPIO.input(GPIO_PIN))):</text:p>
      <text:p text:style-name="P5"><text:s text:c="8"/>print("Starting video...")</text:p>
      <text:p text:style-name="P5"><text:s text:c="8"/>sendUDP('1') # open</text:p>
      <text:p text:style-name="P5"><text:s text:c="8"/>VIDEO_STARTED = True</text:p>
      <text:p text:style-name="P5"><text:s text:c="8"/>VIDEO_PAUSED = False</text:p>
      <text:p text:style-name="P5"><text:s text:c="8"/>time.sleep(.5)</text:p>
      <text:p text:style-name="P5"><text:s text:c="8"/>run = omxplayer('-s', VIDEO_NAME, _bg=True, _out=interact, _out_bufsize=250)</text:p>
      <text:p text:style-name="P5"><text:s text:c="8"/>time.sleep(1)</text:p>
      <text:p text:style-name="P5"><text:s text:c="8"/>run_audio = aplay(AUDIO_NAME, _bg=True)</text:p>
      <text:p text:style-name="P5"><text:s text:c="8"/>screen.fill((0,0,0))</text:p>
      <text:p text:style-name="P5"><text:s text:c="8"/>pygame.display.update()</text:p>
      <text:p text:style-name="P5"/>
      <text:p text:style-name="P5"><text:s text:c="4"/>else:</text:p>
      <text:p text:style-name="P5"/>
      <text:p text:style-name="P5"><text:s text:c="6"/># check if chapter button is pressed</text:p>
      <text:p text:style-name="P5"><text:s text:c="6"/>if omx_stdin:</text:p>
      <text:p text:style-name="P5"><text:s text:c="8"/>chapter = read_buttons()</text:p>
      <text:p text:style-name="P5"/>
      <text:p text:style-name="P5"><text:s text:c="8"/>if chapter &gt; 0:</text:p>
      <text:p text:style-name="P5"><text:s text:c="10"/>if VIDEO_PAUSED == True:</text:p>
      <text:p text:style-name="P5"><text:s text:c="12"/>omx_stdin.put('p')</text:p>
      <text:p text:style-name="P5"><text:s text:c="12"/>print("--- PLAY ---")</text:p>
      <text:p text:style-name="P5"><text:s text:c="12"/>time.sleep(.3)</text:p>
      <text:p text:style-name="P5"/>
      <text:p text:style-name="P5"><text:s text:c="10"/>run_audio.kill()</text:p>
      <text:p text:style-name="P5"/>
      <text:p text:style-name="P5"><text:s text:c="10"/>omx_stdin.put("\027[B")</text:p>
      <text:p text:style-name="P5"><text:s text:c="10"/>print('Rewind')</text:p>
      <text:p text:style-name="P5"><text:s text:c="10"/>time.sleep(1)</text:p>
      <text:p text:style-name="P5"/>
      <text:p text:style-name="P5"><text:s text:c="10"/>if chapter &gt; 1:</text:p>
      <text:p text:style-name="P5"><text:s text:c="12"/>print('sendOMX ' + repr(chapter))</text:p>
      <text:p text:style-name="P5"><text:s text:c="12"/>omx_stdin.put(repr(chapter))</text:p>
      <text:p text:style-name="P5"><text:s text:c="10"/>else:</text:p>
      <text:p text:style-name="P5"><text:soft-page-break/><text:s text:c="12"/>run_audio = aplay(AUDIO_NAME, _bg=True)</text:p>
      <text:p text:style-name="P5"/>
      <text:p text:style-name="P5"><text:s text:c="10"/>VIDEO_PAUSED = False</text:p>
      <text:p text:style-name="P5"/>
      <text:p text:style-name="P5"><text:s text:c="6"/># check if is closed</text:p>
      <text:p text:style-name="P5"><text:s text:c="6"/>if GPIO.input(GPIO_PIN):</text:p>
      <text:p text:style-name="P5"><text:s text:c="8"/>sendUDP('0') # closed</text:p>
      <text:p text:style-name="P5"><text:s text:c="8"/>VIDEO_STARTED = False</text:p>
      <text:p text:style-name="P5"><text:s text:c="8"/>print("Stopping video...")</text:p>
      <text:p text:style-name="P5"><text:s text:c="8"/>omx_stdin = None</text:p>
      <text:p text:style-name="P5"><text:s text:c="8"/>omx_process.kill()</text:p>
      <text:p text:style-name="P5"><text:s text:c="8"/>omx_process.wait()</text:p>
      <text:p text:style-name="P5"/>
      <text:p text:style-name="P5"><text:s text:c="8"/>run_audio.kill()</text:p>
      <text:p text:style-name="P5"/>
      <text:p text:style-name="P5"><text:s text:c="8"/>screen.blit(cover, position) <text:s text:c="7"/></text:p>
      <text:p text:style-name="P5"><text:s text:c="8"/>pygame.display.update()</text:p>
      <text:p text:style-name="P5"/>
      <text:p text:style-name="P5"><text:s text:c="4"/>pygame.time.delay(100)</text:p>
      <text:p text:style-name="P5"/>
      <text:p text:style-name="P5"><text:s text:c="2"/>except KeyboardInterrupt:</text:p>
      <text:p text:style-name="P5"/>
      <text:p text:style-name="P5"><text:s text:c="4"/>if VIDEO_STARTED == True:</text:p>
      <text:p text:style-name="P5"><text:s text:c="6"/>omx_process.kill()</text:p>
      <text:p text:style-name="P5"><text:s text:c="6"/>omx_process.wait()</text:p>
      <text:p text:style-name="P5"><text:s text:c="6"/>run_audio.kill()</text:p>
      <text:p text:style-name="P5"/>
      <text:p text:style-name="P5"><text:s text:c="4"/>pygame.quit()</text:p>
      <text:p text:style-name="P5"><text:s text:c="4"/>GPIO.cleanup()</text:p>
      <text:p text:style-name="P5"><text:s text:c="4"/>#time.sleep(1)</text:p>
      <text:p text:style-name="P5"><text:s text:c="4"/>sys.exit()</text:p>
      <text:p text:style-name="P10">Arduino Ethernet</text:p>
      <text:p text:style-name="P4"/>
      <text:p text:style-name="P7">/*</text:p>
      <text:p text:style-name="P7"><text:s/>* UDPSendReceiveStrings</text:p>
      <text:p text:style-name="P7"><text:s/>* This sketch receives UDP message strings, prints them to the serial port</text:p>
      <text:p text:style-name="P7"><text:s/>* and sends an "acknowledge" string back to the sender</text:p>
      <text:p text:style-name="P7"><text:s/>* Use with Arduino 1.0</text:p>
      <text:p text:style-name="P7"><text:s/>*</text:p>
      <text:p text:style-name="P7"><text:s/>*/</text:p>
      <text:p text:style-name="P7"/>
      <text:p text:style-name="P7">#include &lt;SPI.h&gt; <text:s text:c="8"/>// needed for Arduino versions later than 0018</text:p>
      <text:p text:style-name="P7">#include &lt;Ethernet.h&gt;</text:p>
      <text:p text:style-name="P7">#include &lt;EthernetUdp.h&gt; // Arduino 1.0 UDP library</text:p>
      <text:p text:style-name="P7"/>
      <text:p text:style-name="P7">byte mac[] = { 0xDE, 0xAD, 0xBE, 0xEF, 0xFE, 0xED }; // MAC address to use</text:p>
      <text:p text:style-name="P7">byte ip[] = {192, 168, 2, 201 }; <text:s text:c="3"/>// Arduino's IP address</text:p>
      <text:p text:style-name="P7"/>
      <text:p text:style-name="P7">unsigned int localPort = 8888; <text:s text:c="5"/>// local port to listen on</text:p>
      <text:p text:style-name="P7"/>
      <text:p text:style-name="P7">const int analogOutPins[] = { 3,5,6 }; <text:s/>// pins 10 and 11 used by ethernet shield</text:p>
      <text:p text:style-name="P7"/>
      <text:p text:style-name="P7">// buffers for receiving and sending data</text:p>
      <text:p text:style-name="P7">char packetBuffer[UDP_TX_PACKET_MAX_SIZE]; //buffer to hold incoming packet,</text:p>
      <text:p text:style-name="P7">char replyBuffer[] = "acknowledged"; <text:s text:c="6"/>// a string to send back</text:p>
      <text:p text:style-name="P7"/>
      <text:p text:style-name="P7">// A UDP instance to let us send and receive packets over UDP</text:p>
      <text:p text:style-name="P7">EthernetUDP Udp;</text:p>
      <text:p text:style-name="P7"/>
      <text:p text:style-name="P7">void setup() {</text:p>
      <text:p text:style-name="P7"><text:s text:c="4"/>// start the Ethernet and UDP:</text:p>
      <text:p text:style-name="P7"><text:s text:c="2"/>Ethernet.begin(mac,ip);</text:p>
      <text:p text:style-name="P7"><text:s text:c="2"/>Udp.begin(localPort);</text:p>
      <text:p text:style-name="P7"><text:s text:c="2"/>pinMode(analogOutPins[0], OUTPUT);</text:p>
      <text:p text:style-name="P7"><text:s text:c="2"/>pinMode(analogOutPins[1], OUTPUT);</text:p>
      <text:p text:style-name="P7"><text:s text:c="2"/>pinMode(analogOutPins[2], OUTPUT);</text:p>
      <text:p text:style-name="P7"/>
      <text:p text:style-name="P7"><text:s text:c="2"/>Serial.begin(9600);</text:p>
      <text:p text:style-name="P7">}</text:p>
      <text:p text:style-name="P7"/>
      <text:p text:style-name="P7">void loop() {</text:p>
      <text:p text:style-name="P7"><text:s text:c="2"/>// if there's data available, read a packet</text:p>
      <text:p text:style-name="P7"><text:s text:c="2"/>int packetSize = <text:s/>Udp.parsePacket(); </text:p>
      <text:p text:style-name="P7"><text:s text:c="2"/>int i = 0;</text:p>
      <text:p text:style-name="P7"><text:s text:c="2"/>if(packetSize)</text:p>
      <text:p text:style-name="P7"><text:s text:c="2"/>{</text:p>
      <text:p text:style-name="P7"><text:s text:c="2"/>// <text:s/>Serial.print("Received packet of size ");</text:p>
      <text:p text:style-name="P7"><text:s text:c="2"/>// <text:s/>Serial.println(packetSize);</text:p>
      <text:p text:style-name="P7"/>
      <text:p text:style-name="P7"><text:s text:c="4"/>// read packet into packetBuffer and get sender's IP addr and port number</text:p>
      <text:p text:style-name="P7"><text:s text:c="4"/>Udp.read(packetBuffer,UDP_TX_PACKET_MAX_SIZE);</text:p>
      <text:p text:style-name="P7"><text:s text:c="3"/>// Serial.println("Contents:");</text:p>
      <text:p text:style-name="P7"><text:s text:c="3"/>// Serial.println(packetBuffer);</text:p>
      <text:p text:style-name="P7"/>
      <text:p text:style-name="P7"><text:s text:c="4"/>int pin = packetBuffer[0]-48;</text:p>
      <text:p text:style-name="P7"><text:s text:c="4"/>int value = packetBuffer[2]-48;</text:p>
      <text:p text:style-name="P7"><text:s text:c="4"/>Serial.println(pin);</text:p>
      <text:p text:style-name="P7"><text:s text:c="4"/>Serial.println(value);</text:p>
      <text:p text:style-name="P7"/>
      <text:p text:style-name="P7"><text:s text:c="4"/>if (pin &lt; 2) {</text:p>
      <text:p text:style-name="P7"><text:s text:c="6"/>if (value == 0) {</text:p>
      <text:p text:style-name="P7"><text:s text:c="8"/>analogWrite(analogOutPins[pin], 0);</text:p>
      <text:p text:style-name="P7"><text:s text:c="6"/>}else if (value == 2) {</text:p>
      <text:p text:style-name="P7"><text:s text:c="8"/>for (i = 0; i &lt; 256; i++) {</text:p>
      <text:p text:style-name="P7"><text:s text:c="10"/>analogWrite(analogOutPins[pin], i);</text:p>
      <text:p text:style-name="P7"><text:s text:c="10"/>delay(10);</text:p>
      <text:p text:style-name="P7"><text:s text:c="8"/>}</text:p>
      <text:p text:style-name="P7"><text:s text:c="6"/>}</text:p>
      <text:p text:style-name="P7"><text:s text:c="4"/>}</text:p>
      <text:p text:style-name="P7"><text:s text:c="4"/>// <text:s/>analogWrite(analogOutPins[packetBuffer], value); </text:p>
      <text:p text:style-name="P7"><text:s text:c="4"/></text:p>
      <text:p text:style-name="P7"><text:s text:c="4"/>// send a string back to the sender</text:p>
      <text:p text:style-name="P7"><text:s text:c="4"/>//Udp.beginPacket(Udp.remoteIP(), Udp.remotePort());</text:p>
      <text:p text:style-name="P7"><text:s text:c="4"/>//Udp.write(replyBuffer);</text:p>
      <text:p text:style-name="P7"><text:s text:c="4"/>//Udp.endPacket();</text:p>
      <text:p text:style-name="P7"><text:s text:c="2"/>}</text:p>
      <text:p text:style-name="P7"><text:s text:c="2"/>delay(10);</text:p>
      <text:p text:style-name="P7">}</text:p>
      <text:p text:style-name="P9">RaspiPI – config.conf</text:p>
      <text:p text:style-name="P2"/>
      <text:p text:style-name="P6">DIARIO=contessa_emil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2:02:11.993538257</meta:creation-date>
    <dc:date>2019-06-07T13:02:37.434526622</dc:date>
    <meta:editing-duration>PT50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1" meta:paragraph-count="479" meta:word-count="1588" meta:character-count="13915" meta:non-whitespace-character-count="10901"/>
  </office:meta>
</office:document-meta>
</file>